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ceholderConfigurerSupport.setIgnoreUnresolvablePlaceholders( boolean ignoreUnresolvablePlaceho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ceholderConfigurerSupport.setTrimValues( boolean trim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ceholderConfigurerSupport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ceholderConfigurerSupport.setValueSeparator( @ Nullable String value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ceholderConfigurerSupport.setNullValue( String null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ceholderConfigurerSupport.setPlaceholderSuffix( String placeholder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ceholderConfigurerSupport.setPlaceholderPrefix( String placeholder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ceholderConfigurerSupport.doProcessProperties( ConfigurableListableBeanFactory beanFactoryToProcess , StringValueResolver valueResolv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laceholderConfigurerSupport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